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ysicianDetail.getMail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etail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hysicianDetail.setMailForm( MailMessage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